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5" table:default-cell-style-name="Default"/>
        <table:table-row table:style-name="ro1"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Untertitel</text:p>
          </table:table-cell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Inhalt</text:p>
          </table:table-cell>
          <table:table-cell table:style-name="ce1" office:value-type="string" calcext:value-type="string">
            <text:p>Arbeitsweise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Styl</text:p>
          </table:table-cell>
          <table:table-cell table:style-name="ce1" office:value-type="string" calcext:value-type="string">
            <text:p>Gegenstand</text:p>
          </table:table-cell>
          <table:table-cell table:style-name="ce1" office:value-type="string" calcext:value-type="string">
            <text:p>Objek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mer </text:p>
          </table:table-cell>
          <table:table-cell table:style-name="ce1" office:value-type="string" calcext:value-type="string">
            <text:p>Seitenzahl</text:p>
          </table:table-cell>
          <table:table-cell table:style-name="ce1" table:number-columns-repeated="2"/>
          <table:table-cell/>
          <table:table-cell table:style-name="ce1" table:number-columns-repeated="47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Sterifen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yle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Sommer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Rustikal &amp; attraktiv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 table:number-columns-repeated="2"/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 table:number-columns-repeated="2"/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ane Bonenkamp</meta:initial-creator>
    <meta:creation-date>2024-08-23T20:32:42.704000000</meta:creation-date>
    <dc:date>2024-08-23T20:34:39.892000000</dc:date>
    <dc:creator>Juliane Bonenkamp</dc:creator>
    <meta:editing-duration>PT1M57S</meta:editing-duration>
    <meta:editing-cycles>1</meta:editing-cycles>
    <meta:document-statistic meta:table-count="1" meta:cell-count="139" meta:object-count="0"/>
    <meta:generator>LibreOffice/7.6.6.3$Windows_X86_64 LibreOffice_project/d97b2716a9a4a2ce1391dee1765565ea469b0ae7</meta:generator>
  </office:meta>
</office:document-meta>
</file>